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4814" officeooo:paragraph-rsid="00144814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text-properties officeooo:rsid="00144814" officeooo:paragraph-rsid="00144814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Hito3:</text:p>
      <text:p text:style-name="P1"/>
      <text:p text:style-name="P4"><text:span text:style-name="T1">1.</text:span> <text:span text:style-name="T1">PÁGINA PRINCIPAL</text:span></text:p>
      <text:p text:style-name="Text_20_body">Esta página servirá como página de aterrizaje del blog, mostrando una lista de </text:p>
      <text:p text:style-name="Text_20_body">artículos recientes, categorías y una barra de búsqueda. Debe tener un diseño </text:p>
      <text:p text:style-name="Text_20_body">diseño atractivo y permitir a los usuarios navegar fácilmente por el contenido.</text:p>
      <text:list xml:id="list139344737" text:style-name="L1">
        <text:list-item>
          <text:p text:style-name="P3">: Logotipo del blog y menú de navegación (Inicio, Categorías, Quiénes somos, Contacto).</text:p>
        </text:list-item>
        <text:list-item>
          <text:p text:style-name="P3">: Una imagen destacada con un título y una breve descripción del blog.</text:p>
        </text:list-item>
        <text:list-item>
          <text:p text:style-name="P3">: Fichas para cada artículo que incluyen:</text:p>
        </text:list-item>
        <text:list-item>
          <text:p text:style-name="P3">Título del artículo.</text:p>
        </text:list-item>
        <text:list-item>
          <text:p text:style-name="P3">Imagen destacada.</text:p>
        </text:list-item>
        <text:list-item>
          <text:p text:style-name="P3">Extracto o resumen.</text:p>
        </text:list-item>
        <text:list-item>
          <text:p text:style-name="P3">Fecha de publicación y autor.</text:p>
        </text:list-item>
        <text:list-item>
          <text:p text:style-name="P3">Enlace al artículo completo.</text:p>
        </text:list-item>
        <text:list-item>
          <text:p text:style-name="P2">Categorías, etiquetas y barra de búsqueda: Información de contacto, enlaces a redes sociales y aviso de copyright.</text:p>
        </text:list-item>
      </text:list>
      <text:p text:style-name="Text_20_body"/>
      <text:p text:style-name="Text_20_body"><text:span text:style-name="T1">2.</text:span> <text:span text:style-name="T1">PLANTILLA DE ARTÍCULO</text:span></text:p>
      <text:p text:style-name="Text_20_body">Esta página mostrará el contenido completo de un artículo. Debe incluir elementos que mejoren la legibilidad y la interacción con el usuario.</text:p>
      <text:list xml:id="list853072368" text:style-name="L2">
        <text:list-item>
          <text:p text:style-name="P6">:</text:p>
        </text:list-item>
        <text:list-item>
          <text:p text:style-name="P6">: Igual que en la página de inicio.</text:p>
        </text:list-item>
        <text:list-item>
          <text:p text:style-name="P6">: Destacado en la parte superior.</text:p>
        </text:list-item>
        <text:list-item>
          <text:p text:style-name="P6">: Información sobre el autor, la fecha de publicación y la categoría.</text:p>
        </text:list-item>
        <text:list-item>
          <text:p text:style-name="P6">: Texto completo, imágenes y vídeos relevantes.</text:p>
        </text:list-item>
        <text:list-item>
          <text:p text:style-name="P6">: Un formulario para que los usuarios dejen comentarios y una lista de los comentarios existentes.</text:p>
        </text:list-item>
        <text:list-item>
          <text:p text:style-name="P6">: Visualización de otros artículos que puedan interesar al lector, con enlaces a dichos artículos.</text:p>
        </text:list-item>
        <text:list-item>
          <text:p text:style-name="P5">: Igual que en la página de inicio.</text:p>
        </text:list-item>
      </text:list>
      <text:p text:style-name="P13"><text:span text:style-name="T1">3.</text:span> <text:span text:style-name="T1">PÁGINA DEL AUTOR</text:span></text:p>
      <text:p text:style-name="Text_20_body">En esta página se presentará a un influencer ficticio de la Tierra Media (Bilbo Bolsón), proporcionando a los lectores información sobre los antecedentes del autor y su conexión con el contenido del blog.</text:p>
      <text:list xml:id="list1592115030" text:style-name="L3">
        <text:list-item>
          <text:p text:style-name="P8">: «Sobre el autor» o «Conozca a [nombre del autor]»</text:p>
        </text:list-item>
        <text:list-item>
          <text:p text:style-name="P8">: Una imagen o ilustración del autor que capte su esencia y su conexión con la Tierra Media (por ejemplo, un elfo, un mago o un aventurero).</text:p>
        </text:list-item>
        <text:list-item>
          <text:p text:style-name="P8">: Un párrafo que describa quién es el autor, su historia y su relación con la Tierra Media. Puede incluir:</text:p>
        </text:list-item>
        <text:list-item>
          <text:p text:style-name="P8">Antecedentes del autor (por ejemplo, «Nacido en Rivendel, creció rodeado de magia y aventuras»).</text:p>
        </text:list-item>
        <text:list-item>
          <text:p text:style-name="P8">Intereses y pasiones (por ejemplo, «Me apasiona explorar las antiguas ruinas y leyendas de la Tierra Media»).</text:p>
        </text:list-item>
        <text:list-item>
          <text:p text:style-name="P7">Un toque personal que conecte al autor con su público (por ejemplo, «Siempre dispuesto a compartir las historias de sus viajes con sus seguidores»).</text:p>
        </text:list-item>
      </text:list>
      <text:p text:style-name="Text_20_body">: Enlaces a las redes sociales del autor, como:: Una breve sección en la que se mencionen logros notables del autor, como:: Una cita inspiradora del autor que resuene con su enfoque y el tema del blog (por ejemplo, «La aventura está a sólo un sueño de distancia para aquellos que se atreven a soñar»).: </text:p>
      <text:p text:style-name="Text_20_body">Una sección que incluya enlaces a los artículos más populares o recientes escritos por el autor, facilitando la navegación hacia su obra.</text:p>
      <text:list xml:id="list3102716594" text:style-name="L4">
        <text:list-item>
          <text:p text:style-name="P10">Instagram, Twitter, Facebook o un canal ficticio de YouTube.</text:p>
        </text:list-item>
        <text:list-item>
          <text:p text:style-name="P9">Un botón o enlace para contactar directamente con ellos (podría ser un correo electrónico ficticio o un formulario de contacto).</text:p>
        </text:list-item>
      </text:list>
      <text:list xml:id="list3020305723" text:style-name="L5">
        <text:list-item>
          <text:p text:style-name="P12">Libros publicados sobre la Tierra Media.</text:p>
        </text:list-item>
        <text:list-item>
          <text:p text:style-name="P11">Apariciones en conferencias o eventos relacionados.</text:p>
        </text:list-item>
        <text:list-item>
          <text:p text:style-name="P11">Premios o reconocimientos que hayan recibido (pueden ser ficticios).</text:p>
        </text:list-item>
      </text:list>
      <text:p text:style-name="Text_20_body">: Una cita inspiradora del autor que resuene con su enfoque y el tema del blog (por ejemplo, «La aventura está sólo a un sueño de distancia para aquellos que se atreven a soñar»)..: Una sección que incluya enlaces a los artículos más populares o recientes escritos por el autor, facilitando la navegación hacia su obra.</text:p>
      <text:p text:style-name="Text_20_body"/>
      <text:p text:style-name="Text_20_body"/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02:01.633615893</meta:creation-date>
    <dc:date>2024-11-06T14:05:19.152650338</dc:date>
    <meta:editing-duration>PT3M1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568" meta:character-count="3285" meta:non-whitespace-character-count="2782"/>
  </office:meta>
</office:document-meta>
</file>